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1c6a" officeooo:paragraph-rsid="00111c6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/ File: combinations.cpp</text:p>
      <text:p text:style-name="P1">// Inclass exercise for 01/20/2017</text:p>
      <text:p text:style-name="P1">#include &lt;iostream&gt;</text:p>
      <text:p text:style-name="P1"/>
      <text:p text:style-name="P1">// Function prototype goes here</text:p>
      <text:p text:style-name="P1">int combinations(int group, <text:s/>// received : total number of items in the group</text:p>
      <text:p text:style-name="P1"><text:tab/><text:tab/> int members); <text:s/>// reveived: number of items in each subgroup</text:p>
      <text:p text:style-name="P1"/>
      <text:p text:style-name="P1"/>
      <text:p text:style-name="P1">int main()</text:p>
      <text:p text:style-name="P1">{</text:p>
      <text:p text:style-name="P1"><text:s text:c="3"/>using namespace std;</text:p>
      <text:p text:style-name="P1"/>
      <text:p text:style-name="P1"><text:s text:c="3"/>int n, m;</text:p>
      <text:p text:style-name="P1"/>
      <text:p text:style-name="P1"><text:s text:c="3"/>cout &lt;&lt; "Enter the total number in the group: ";</text:p>
      <text:p text:style-name="P1"><text:s text:c="3"/>cin &gt;&gt; n;</text:p>
      <text:p text:style-name="P1"><text:s text:c="3"/>cout &lt;&lt; "Enter the number in each subgroup: ";</text:p>
      <text:p text:style-name="P1"><text:s text:c="3"/>cin &gt;&gt; m;</text:p>
      <text:p text:style-name="P1"/>
      <text:p text:style-name="P1"><text:s text:c="2"/>cout &lt;&lt; "Number of combinations = " &lt;&lt; combinations(n,m) &lt;&lt; endl;</text:p>
      <text:p text:style-name="P1"/>
      <text:p text:style-name="P1"><text:s text:c="3"/>return 0;</text:p>
      <text:p text:style-name="P1">}</text:p>
      <text:p text:style-name="P1"/>
      <text:p text:style-name="P1">// Function definition goes here</text:p>
      <text:p text:style-name="P1">int combinations(int group, <text:s/>// received : total number of items in the group</text:p>
      <text:p text:style-name="P1"><text:tab/><text:tab/> int members) // reveived: number of items in each subgroup</text:p>
      <text:p text:style-name="P1">{</text:p>
      <text:p text:style-name="P1"><text:s text:c="2"/>// Base Case Question - <text:s/>versions of the problem which do not require recursion</text:p>
      <text:p text:style-name="P1"><text:s text:c="2"/>// when members = 1 and when members = group</text:p>
      <text:p text:style-name="P1"><text:s text:c="2"/>if (members == 1)</text:p>
      <text:p text:style-name="P1"><text:s text:c="4"/>return group;</text:p>
      <text:p text:style-name="P1"><text:s text:c="2"/>if (members == group)</text:p>
      <text:p text:style-name="P1"><text:s text:c="4"/>return 1;</text:p>
      <text:p text:style-name="P1"><text:s text:c="2"/>// smaller-Caller question - versions of the problem that are smaller</text:p>
      <text:p text:style-name="P1"><text:s text:c="2"/>// when group and members are one smaller , and when the group is one smaller</text:p>
      <text:p text:style-name="P1"/>
      <text:p text:style-name="P1"><text:s text:c="2"/>// General case Question- how to use the smaller versio to get the result for the original version</text:p>
      <text:p text:style-name="P1"><text:s text:c="2"/>// add the two smaller-caller versions together</text:p>
      <text:p text:style-name="P1"><text:s text:c="2"/>return combinations (group -1, members-1)</text:p>
      <text:p text:style-name="P1"><text:s text:c="4"/>+ combinations(group-1, members);</text:p>
      <text:p text:style-name="P1"><text:s text:c="2"/></text:p>
      <text:p text:style-name="P1"/>
      <text:p text:style-name="P1">}</text:p>
      <text:p text:style-name="P1"/>
      <text:p text:style-name="P1"/>
      <text:p text:style-name="P1"/>
      <text:p text:style-name="P1"/>
      <text:p text:style-name="P1"><text:soft-page-break/>// File: write-vertical.cpp</text:p>
      <text:p text:style-name="P1">// Inclass exercise for 01/20/2017</text:p>
      <text:p text:style-name="P1"/>
      <text:p text:style-name="P1">#include &lt;iostream&gt;</text:p>
      <text:p text:style-name="P1"/>
      <text:p text:style-name="P1">// Function prototype goes here</text:p>
      <text:p text:style-name="P1">void write_vertical(int num);</text:p>
      <text:p text:style-name="P1"/>
      <text:p text:style-name="P1">int main()</text:p>
      <text:p text:style-name="P1">{</text:p>
      <text:p text:style-name="P1"><text:s text:c="3"/>using namespace std;</text:p>
      <text:p text:style-name="P1"/>
      <text:p text:style-name="P1"><text:s text:c="3"/>int n;</text:p>
      <text:p text:style-name="P1"/>
      <text:p text:style-name="P1"><text:s text:c="3"/>cout &lt;&lt; "Enter a positive integer: ";</text:p>
      <text:p text:style-name="P1"><text:s text:c="3"/>cin &gt;&gt; n;</text:p>
      <text:p text:style-name="P1"/>
      <text:p text:style-name="P1"><text:s text:c="3"/>write_vertical(n);</text:p>
      <text:p text:style-name="P1"/>
      <text:p text:style-name="P1"><text:s text:c="3"/>return 0;</text:p>
      <text:p text:style-name="P1">}</text:p>
      <text:p text:style-name="P1"/>
      <text:p text:style-name="P1">// Function definition goes here</text:p>
      <text:p text:style-name="P1">void write_vertical(int num)</text:p>
      <text:p text:style-name="P1">{</text:p>
      <text:p text:style-name="P1"><text:s text:c="2"/>using namespace std;</text:p>
      <text:p text:style-name="P1"><text:s text:c="2"/>//Base-Case QUestion</text:p>
      <text:p text:style-name="P1"><text:s text:c="2"/>if (num &lt; 10) // only one digit, <text:s/>just print it out</text:p>
      <text:p text:style-name="P1"><text:s text:c="4"/>cout &lt;&lt; num &lt;&lt; endl;</text:p>
      <text:p text:style-name="P1"><text:s text:c="2"/>else</text:p>
      <text:p text:style-name="P1"><text:s text:c="4"/>{</text:p>
      <text:p text:style-name="P1"><text:s text:c="6"/>// smaller-Caller Question</text:p>
      <text:p text:style-name="P1"><text:s text:c="6"/>// recursive call on <text:s/>divide by 10</text:p>
      <text:p text:style-name="P1"/>
      <text:p text:style-name="P1"><text:s text:c="6"/>// General case Question</text:p>
      <text:p text:style-name="P1"><text:s text:c="6"/>//print the smaller version</text:p>
      <text:p text:style-name="P1"><text:s text:c="6"/>//then print the remainder</text:p>
      <text:p text:style-name="P1"><text:s text:c="6"/>write_vertical(num/10);</text:p>
      <text:p text:style-name="P1"><text:s text:c="6"/>cout &lt;&lt; num%10 &lt;&lt; endl;</text:p>
      <text:p text:style-name="P1"><text:s text:c="4"/>}</text:p>
      <text:p text:style-name="P1"><text:s text:c="2"/>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2T20:15:09.162289651</meta:creation-date>
    <dc:date>2017-02-12T20:18:39.321792853</dc:date>
    <meta:editing-duration>PT3M31S</meta:editing-duration>
    <meta:editing-cycles>1</meta:editing-cycles>
    <meta:document-statistic meta:table-count="0" meta:image-count="0" meta:object-count="0" meta:page-count="2" meta:paragraph-count="68" meta:word-count="315" meta:character-count="1946" meta:non-whitespace-character-count="1548"/>
    <meta:generator>LibreOffice/5.1.4.2$Linux_X86_64 LibreOffice_project/10m0$Build-2</meta:generator>
  </office:meta>
</office:document-meta>
</file>